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2.331cm"/>
    </style:style>
    <style:style style:name="gr2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272cm"/>
    </style:style>
    <style:style style:name="gr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7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9.069cm"/>
    </style:style>
    <style:style style:name="P1" style:family="paragraph">
      <style:paragraph-properties fo:margin-left="0cm" fo:margin-right="0cm" fo:text-indent="0cm"/>
      <style:text-properties fo:font-style="normal" fo:font-weight="normal" style:font-size-asian="24pt" style:font-size-complex="24pt"/>
    </style:style>
    <style:style style:name="P2" style:family="paragraph">
      <style:paragraph-properties fo:margin-left="0cm" fo:margin-right="0cm" fo:text-indent="0cm"/>
      <style:text-properties fo:font-family="'Courier New'" style:font-style-name="Regular" style:font-pitch="fixed" fo:font-size="10pt" fo:font-style="normal" fo:font-weight="normal" style:font-size-asian="24pt" style:font-size-complex="24pt"/>
    </style:style>
    <style:style style:name="P3" style:family="paragraph">
      <style:paragraph-properties fo:text-align="center"/>
      <style:text-properties fo:font-style="normal" fo:font-weight="normal" style:font-size-asian="24pt" style:font-size-complex="24pt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tyle="normal" fo:font-weight="normal" style:font-size-asian="24pt" style:font-size-complex="24pt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fo:font-style="normal" fo:font-weight="normal" style:font-size-asian="24pt" style:font-size-complex="24pt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tyle="normal" fo:font-weight="normal" style:font-size-asian="24pt" style:font-size-complex="24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0pt" fo:font-style="normal" fo:font-weight="normal" style:font-size-asian="24pt" style:font-size-complex="24pt"/>
    </style:style>
    <style:style style:name="T1" style:family="text">
      <style:text-properties fo:font-family="'Courier New'" style:font-style-name="Regular" style:font-pitch="fixed" fo:font-size="10pt"/>
    </style:style>
    <style:style style:name="T2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2.331cm" svg:height="0.399cm" svg:x="3.472cm" svg:y="5.204cm">
          <draw:text-box>
            <text:p text:style-name="P1"><text:span text:style-name="T1"><text:s/></text:span><text:span text:style-name="T1">DEPARTURE </text:span></text:p>
          </draw:text-box>
        </draw:frame>
        <draw:frame draw:style-name="gr2" draw:text-style-name="P2" draw:id="id2" draw:layer="layout" svg:width="1.272cm" svg:height="0.399cm" svg:x="6.98cm" svg:y="6.849cm">
          <draw:text-box>
            <text:p text:style-name="P1"><text:span text:style-name="T1"><text:s/></text:span><text:span text:style-name="T1">TIME </text:span></text:p>
          </draw:text-box>
        </draw:frame>
        <draw:connector draw:style-name="gr3" draw:text-style-name="P3" draw:layer="layout" draw:type="curve" svg:x1="5.803cm" svg:y1="5.403cm" svg:x2="7.616cm" svg:y2="6.849cm" draw:start-shape="id1" draw:start-glue-point="1" draw:end-shape="id2" draw:end-glue-point="0">
          <text:p/>
        </draw:connector>
        <draw:connector draw:style-name="gr3" draw:text-style-name="P3" draw:layer="layout" draw:type="curve" svg:x1="4.637cm" svg:y1="5.603cm" svg:x2="4.168cm" svg:y2="8.352cm" draw:start-shape="id1" draw:start-glue-point="2">
          <text:p/>
        </draw:connector>
        <draw:connector draw:style-name="gr3" draw:text-style-name="P3" draw:layer="layout" draw:type="curve" svg:x1="4.637cm" svg:y1="5.603cm" svg:x2="5.146cm" svg:y2="8.336cm" draw:start-shape="id1" draw:start-glue-point="2">
          <text:p/>
        </draw:connector>
        <draw:connector draw:style-name="gr3" draw:text-style-name="P3" draw:layer="layout" draw:type="curve" draw:line-skew="-0.623cm" svg:x1="7.616cm" svg:y1="7.248cm" svg:x2="9.813cm" svg:y2="8.352cm" draw:start-shape="id2" draw:start-glue-point="2">
          <text:p/>
        </draw:connector>
        <draw:connector draw:style-name="gr3" draw:text-style-name="P3" draw:layer="layout" draw:type="curve" draw:line-skew="-0.568cm" svg:x1="7.616cm" svg:y1="7.248cm" svg:x2="5.754cm" svg:y2="8.319cm" draw:start-shape="id2" draw:start-glue-point="2">
          <text:p/>
        </draw:connector>
        <draw:connector draw:style-name="gr3" draw:text-style-name="P3" draw:layer="layout" draw:type="curve" draw:line-skew="-0.366cm" svg:x1="7.616cm" svg:y1="7.248cm" svg:x2="6.732cm" svg:y2="8.344cm" draw:start-shape="id2" draw:start-glue-point="2">
          <text:p/>
        </draw:connector>
        <draw:connector draw:style-name="gr3" draw:text-style-name="P3" draw:layer="layout" draw:type="curve" draw:line-skew="-0.402cm" svg:x1="7.616cm" svg:y1="7.248cm" svg:x2="8.663cm" svg:y2="8.36cm" draw:start-shape="id2" draw:start-glue-point="2">
          <text:p/>
        </draw:connector>
        <draw:frame draw:style-name="gr2" draw:text-style-name="P2" draw:id="id3" draw:layer="layout" svg:width="1.272cm" svg:height="0.399cm" svg:x="1.892cm" svg:y="6.849cm">
          <draw:text-box>
            <text:p text:style-name="P1"><text:span text:style-name="T1"><text:s/></text:span><text:span text:style-name="T1">TIME </text:span></text:p>
          </draw:text-box>
        </draw:frame>
        <draw:connector draw:style-name="gr3" draw:text-style-name="P3" draw:layer="layout" draw:type="curve" svg:x1="3.472cm" svg:y1="5.403cm" svg:x2="2.528cm" svg:y2="6.849cm" draw:start-shape="id1" draw:start-glue-point="3" draw:end-shape="id3" draw:end-glue-point="0">
          <text:p/>
        </draw:connector>
        <draw:connector draw:style-name="gr3" draw:text-style-name="P3" draw:layer="layout" draw:type="curve" draw:line-skew="-0.384cm" svg:x1="2.528cm" svg:y1="7.248cm" svg:x2="1.774cm" svg:y2="8.33cm" draw:start-shape="id3" draw:start-glue-point="2">
          <text:p/>
        </draw:connector>
        <draw:connector draw:style-name="gr3" draw:text-style-name="P3" draw:layer="layout" draw:type="curve" draw:line-skew="-0.288cm" svg:x1="2.528cm" svg:y1="7.248cm" svg:x2="3.293cm" svg:y2="8.341cm" draw:start-shape="id3" draw:start-glue-point="2">
          <text:p/>
        </draw:connector>
        <draw:frame draw:style-name="gr4" draw:text-style-name="P5" draw:layer="layout" svg:width="8.847cm" svg:height="0.395cm" svg:x="1.418cm" svg:y="4.57cm">
          <draw:text-box>
            <text:p text:style-name="P4"><text:span text:style-name="T2">The correct parse tree from a left-right-branching parser</text:span></text:p>
          </draw:text-box>
        </draw:frame>
        <draw:frame draw:style-name="gr4" draw:text-style-name="P7" draw:layer="layout" svg:width="8.43cm" svg:height="0.395cm" svg:x="1.318cm" svg:y="0.222cm">
          <draw:text-box>
            <text:p text:style-name="P6"><text:span text:style-name="T2">The incorrect parse tree from a right-branching parser</text:span></text:p>
          </draw:text-box>
        </draw:frame>
        <draw:frame draw:style-name="gr1" draw:text-style-name="P2" draw:id="id4" draw:layer="layout" svg:width="2.331cm" svg:height="0.399cm" svg:x="3.381cm" svg:y="0.901cm">
          <draw:text-box>
            <text:p text:style-name="P1"><text:span text:style-name="T1"><text:s/></text:span><text:span text:style-name="T1">DEPARTURE </text:span></text:p>
          </draw:text-box>
        </draw:frame>
        <draw:frame draw:style-name="gr2" draw:text-style-name="P2" draw:id="id5" draw:layer="layout" svg:width="1.272cm" svg:height="0.399cm" svg:x="6.889cm" svg:y="1.701cm">
          <draw:text-box>
            <text:p text:style-name="P1"><text:span text:style-name="T1"><text:s/></text:span><text:span text:style-name="T1">TIME </text:span></text:p>
          </draw:text-box>
        </draw:frame>
        <draw:connector draw:style-name="gr3" draw:text-style-name="P3" draw:layer="layout" draw:type="curve" draw:line-skew="-0.277cm" svg:x1="4.546cm" svg:y1="1.3cm" svg:x2="4.077cm" svg:y2="3.404cm" draw:start-shape="id4" draw:start-glue-point="2">
          <text:p/>
        </draw:connector>
        <draw:connector draw:style-name="gr3" draw:text-style-name="P3" draw:layer="layout" draw:type="curve" draw:line-skew="-0.269cm" svg:x1="4.546cm" svg:y1="1.3cm" svg:x2="5.055cm" svg:y2="3.388cm" draw:start-shape="id4" draw:start-glue-point="2">
          <text:p/>
        </draw:connector>
        <draw:connector draw:style-name="gr3" draw:text-style-name="P3" draw:layer="layout" draw:type="curve" draw:line-skew="-0.623cm" svg:x1="7.525cm" svg:y1="2.1cm" svg:x2="9.722cm" svg:y2="3.404cm" draw:start-shape="id5" draw:start-glue-point="2">
          <text:p/>
        </draw:connector>
        <draw:connector draw:style-name="gr3" draw:text-style-name="P3" draw:layer="layout" draw:type="curve" draw:line-skew="-0.568cm" svg:x1="7.525cm" svg:y1="2.1cm" svg:x2="5.663cm" svg:y2="3.371cm" draw:start-shape="id5" draw:start-glue-point="2">
          <text:p/>
        </draw:connector>
        <draw:connector draw:style-name="gr3" draw:text-style-name="P3" draw:layer="layout" draw:type="curve" draw:line-skew="-0.366cm" svg:x1="7.525cm" svg:y1="2.1cm" svg:x2="6.641cm" svg:y2="3.396cm" draw:start-shape="id5" draw:start-glue-point="2">
          <text:p/>
        </draw:connector>
        <draw:connector draw:style-name="gr3" draw:text-style-name="P3" draw:layer="layout" draw:type="curve" draw:line-skew="-0.402cm" svg:x1="7.525cm" svg:y1="2.1cm" svg:x2="8.572cm" svg:y2="3.412cm" draw:start-shape="id5" draw:start-glue-point="2">
          <text:p/>
        </draw:connector>
        <draw:frame draw:style-name="gr2" draw:text-style-name="P2" draw:id="id6" draw:layer="layout" svg:width="1.272cm" svg:height="0.399cm" svg:x="1.801cm" svg:y="0.901cm">
          <draw:text-box>
            <text:p text:style-name="P1"><text:span text:style-name="T1"><text:s/></text:span><text:span text:style-name="T1">TIME </text:span></text:p>
          </draw:text-box>
        </draw:frame>
        <draw:connector draw:style-name="gr3" draw:text-style-name="P3" draw:layer="layout" draw:type="curve" draw:line-skew="-0.384cm" svg:x1="2.437cm" svg:y1="1.3cm" svg:x2="1.683cm" svg:y2="3.382cm" draw:start-shape="id6" draw:start-glue-point="2">
          <text:p/>
        </draw:connector>
        <draw:connector draw:style-name="gr3" draw:text-style-name="P3" draw:layer="layout" draw:type="curve" draw:line-skew="-0.288cm" svg:x1="2.437cm" svg:y1="1.3cm" svg:x2="3.202cm" svg:y2="3.393cm" draw:start-shape="id6" draw:start-glue-point="2">
          <text:p/>
        </draw:connector>
        <draw:frame draw:style-name="gr5" draw:text-style-name="P2" draw:layer="layout" svg:width="9.739cm" svg:height="0.399cm" svg:x="0.827cm" svg:y="3.489cm">
          <draw:text-box>
            <text:p text:style-name="P1"><text:span text:style-name="T1">today evening it goes at sixteen <text:s/>thirty three</text:span></text:p>
          </draw:text-box>
        </draw:frame>
        <draw:frame draw:style-name="gr5" draw:text-style-name="P2" draw:layer="layout" svg:width="9.95cm" svg:height="0.399cm" svg:x="0.828cm" svg:y="8.49cm">
          <draw:text-box>
            <text:p text:style-name="P1"><text:span text:style-name="T1">today evening <text:s/>it goes at sixteen <text:s/>thirty three</text:span></text:p>
          </draw:text-box>
        </draw:frame>
        <draw:connector draw:style-name="gr3" draw:text-style-name="P3" draw:layer="layout" draw:type="curve" svg:x1="5.712cm" svg:y1="1.1cm" svg:x2="7.525cm" svg:y2="1.701cm" draw:start-shape="id4" draw:start-glue-point="1" draw:end-shape="id5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2" svg:stroke-width="0.025cm" svg:stroke-color="#000000" draw:marker-start-width="0.152cm" draw:marker-start-center="false" draw:marker-end-width="0.152cm" draw:marker-end-center="false" draw:fill="solid" draw:fill-color="#00b8ff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3cm" fo:page-height="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4-06T11:52:55</meta:creation-date>
    <dc:creator>Filip Jurcicek</dc:creator>
    <dc:date>2008-05-20T15:40:42</dc:date>
    <dc:language>en-US</dc:language>
    <meta:editing-cycles>23</meta:editing-cycles>
    <meta:editing-duration>PT2H10M12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